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</office:automatic-styles>
  <office:body>
    <office:text>
      <text:p text:style-name="Text_20_body">@city, @day de @month de @year</text:p>
      <text:p text:style-name="Text_20_body">variant: sense ànim de lucre, no reventa, ús social.</text:p>
      <text:h text:style-name="Heading_20_3" text:outline-level="3">INTERVENEN:</text:h>
      <text:p text:style-name="First_20_paragraph">D'una part, @name-person-receiver, @position-person-manager i representant de @name-company-manager (en endavant @abbreviation-company-manager), amb domicili social al carrer @street-manager @streetnumber-manager de @city-manager i CIF @vat-manager, en endavant, la part CEDENT.</text:p>
      <text:p text:style-name="Text_20_body">D’altra part, @name-person-receiver en representació de @name-company-receiver, amb seu a @street-receiver, @streetnumber-receiver de @city-receiver i CIF @vat-receiver, en endavant la part CESSIONÀRIA.</text:p>
      <text:h text:style-name="Heading_20_3" text:outline-level="3">MANIFESTEN:</text:h>
      <text:p text:style-name="First_20_paragraph">La cessionària és:<text:line-break/>&gt; <text:span text:style-name="T1">explicació</text:span><text:span text:style-name="T2"> </text:span><text:span text:style-name="T3">del</text:span><text:span text:style-name="T4"> </text:span><text:span text:style-name="T5">tipus</text:span><text:span text:style-name="T6"> </text:span><text:span text:style-name="T7">d’entitat</text:span><text:span text:style-name="T8"> </text:span><text:span text:style-name="T9">què</text:span><text:span text:style-name="T10"> </text:span><text:span text:style-name="T11">és</text:span><text:span text:style-name="T12"> </text:span><text:span text:style-name="T13">(lucre</text:span><text:span text:style-name="T14"> </text:span><text:span text:style-name="T15">o</text:span><text:span text:style-name="T16"> </text:span><text:span text:style-name="T17">no</text:span><text:span text:style-name="T18"> </text:span><text:span text:style-name="T19">lucre),</text:span><text:span text:style-name="T20"> </text:span><text:span text:style-name="T21">quina</text:span><text:span text:style-name="T22"> </text:span><text:span text:style-name="T23">és</text:span><text:span text:style-name="T24"> </text:span><text:span text:style-name="T25">la</text:span><text:span text:style-name="T26"> </text:span><text:span text:style-name="T27">seva</text:span><text:span text:style-name="T28"> </text:span><text:span text:style-name="T29">missió</text:span><text:span text:style-name="T30"> </text:span><text:span text:style-name="T31">i</text:span><text:span text:style-name="T32"> </text:span><text:span text:style-name="T33">la</text:span><text:span text:style-name="T34"> </text:span><text:span text:style-name="T35">finalitat</text:span><text:span text:style-name="T36"> </text:span><text:span text:style-name="T37">d’interès</text:span><text:span text:style-name="T38"> </text:span><text:span text:style-name="T39">públic</text:span><text:span text:style-name="T40"> </text:span><text:span text:style-name="T41">i</text:span><text:span text:style-name="T42"> </text:span><text:span text:style-name="T43">social</text:span><text:span text:style-name="T44"> </text:span><text:span text:style-name="T45">per</text:span><text:span text:style-name="T46"> </text:span><text:span text:style-name="T47">al</text:span><text:span text:style-name="T48"> </text:span><text:span text:style-name="T49">compliment</text:span><text:span text:style-name="T50"> </text:span><text:span text:style-name="T51">de</text:span><text:span text:style-name="T52"> </text:span><text:span text:style-name="T53">la</text:span><text:span text:style-name="T54"> </text:span><text:span text:style-name="T55">qual</text:span><text:span text:style-name="T56"> </text:span><text:span text:style-name="T57">està</text:span><text:span text:style-name="T58"> </text:span><text:span text:style-name="T59">interessada</text:span><text:span text:style-name="T60"> </text:span><text:span text:style-name="T61">en</text:span><text:span text:style-name="T62"> </text:span><text:span text:style-name="T63">la</text:span><text:span text:style-name="T64"> </text:span><text:span text:style-name="T65">donació</text:span><text:span text:style-name="T66"> </text:span><text:span text:style-name="T67">dels</text:span><text:span text:style-name="T68"> </text:span><text:span text:style-name="T69">equips</text:span><text:span text:style-name="T70"> </text:span><text:span text:style-name="T71">informàtics</text:span><text:span text:style-name="T72"> </text:span><text:span text:style-name="T73">de</text:span><text:span text:style-name="T74"> </text:span><text:span text:style-name="T75">la</text:span><text:span text:style-name="T76"> </text:span><text:span text:style-name="T77">cedent</text:span></text:p>
      <text:p text:style-name="Text_20_body">una organització independent i sense ànim de lucre que ....</text:p>
      <text:p text:style-name="Text_20_body">.....................................................................................................</text:p>
      <text:p text:style-name="Text_20_body">La cedent és propietària d'un maquinari completament amortitzat econòmicament i sense utilització actual.</text:p>
      <text:p text:style-name="Text_20_body">La cessionària està interessada en la recepció del maquinari per al compliment de les finalitats indicades en el paràgraf primer.</text:p>
      <text:p text:style-name="Text_20_body">En virtut del què s’ha exposat, ambdues parts, reconeixent-se recíprocament capacitat legal necessària per a obligar-se en representació de les respectives entitats, acorden subscriure el present acord de donació, que es regirà pels següents:</text:p>
      <text:h text:style-name="Heading_20_3" text:outline-level="3">PACTES</text:h>
      <text:h text:style-name="Heading_20_3" text:outline-level="3">1. OBJECTE</text:h>
      <text:p text:style-name="First_20_paragraph">1.1 La cedent fa donació de tots els seus drets, títols, interessos i beneficis en i per al maquinari a la cessionària per al compliment de les finalitats indicades i fa constar que no té cap valor comptable.</text:p>
      <text:p text:style-name="Text_20_body">1.2 La cessionària es compromet a complir totes les obligacions de la cedent en relació amb el maquinari, l'ús del mateix, les condicions de la donació i a retornar-lo un cop no en faci ús.</text:p>
      <text:p text:style-name="Text_20_body">1.3 La cedent lliura els equips prèvia eliminació de les dades en compliment de la Llei de Protecció de dades de caràcter personal i eximeix a la cessionària d’aquesta responsabilitat.</text:p>
      <text:p text:style-name="Text_20_body">1.4 La cedent dóna i assigna a la cessionària maquinari que funciona, supera les proves de rendiment i que prèviament la cessionària ha acceptat telemàticament.</text:p>
      <text:h text:style-name="Heading_20_3" text:outline-level="3">2. CONDICIONS DE LA DONACIÓ</text:h>
      <text:p text:style-name="First_20_paragraph">La cessionària es compromet a fer tots els actes i gestions per tal de que:</text:p>
      <text:p text:style-name="Text_20_body">2.1 Anar a buscar a les instal·lacions del donant els dispositius que prèviament ha acceptat telemàticament.</text:p>
      <text:p text:style-name="Text_20_body">2.2 Fer un ús social del maquinari.</text:p>
      <text:p text:style-name="Text_20_body">2.3 Usar el maquinari, tractar de reparar-lo si s'espatlla i actualitzar-ne els components.</text:p>
      <text:p text:style-name="Text_20_body">2.4 Traçar els dispositius (incloent els components) amb la ubicació geogràfica del maquinari i confirmar que encara és l'entitat que en fa reús.</text:p>
      <text:p text:style-name="Text_20_body">2.5 En cas que el maquinari quedi en desus ha de retornar-lo al cedent, i en cas que el cedent el descarti, l'ha de portar a un punt de recollida pel reciclatge (punt autoritzat per les autoritats competents) i fer les accions que el cedent li sol·liciti per a que en quedi constància.</text:p>
      <text:p text:style-name="Text_20_body">2.6 Elaborar una memòria d'impacte social de l'ús dels dispositius rebuts, que s'ha d'enviar després dels sis mesos de la cessió i que tindrà una llicència Creative Commons d’Attribució 4.0 Internacional i no comercial (CC BY-NC).</text:p>
      <text:p text:style-name="Text_20_body">2.7 No revendre a tercers sota cap concepte el maquinari.</text:p>
      <text:h text:style-name="Heading_20_3" text:outline-level="3">4. RESPONSABILITATS</text:h>
      <text:p text:style-name="First_20_paragraph">La cedent podrà repetir contra la cessionària tots els danys i perjudicis que derivin d’un incompliment per part d’aquesta en la seva gestió i obligacions contretes en el present acord en relació al maquinari.</text:p>
      <text:h text:style-name="Heading_20_3" text:outline-level="3">5. VIGÈNCIA</text:h>
      <text:p text:style-name="First_20_paragraph">El present conveni té una vigència indefinida i es renovarà de forma tàcita de forma anual excepte decisió de qualsevol de les parts comunicada per escrit a l’altra amb una anticipació mínima d’un mes.</text:p>
      <text:h text:style-name="Heading_20_3" text:outline-level="3">6. CONTRAPRESTACIONS ECONÒMIQUES</text:h>
      <text:p text:style-name="First_20_paragraph">Aquest acord no implica obligacions de caràcter econòmic entre les parts.</text:p>
      <text:h text:style-name="Heading_20_3" text:outline-level="3">7. CONFIDENCIALITAT I TRACTAMENT DE LES DADES DE CARÀCTER PERSONAL</text:h>
      <text:p text:style-name="First_20_paragraph">Les parts es comprometen a guardar la màxima reserva i secret sobre la informació classificada com a confidencial, que serà qualsevol dada que les parts puguin accedir en virtut del present acord. Les parts es comprometen a no divulgar aquesta Informació Confidencial així com a no publicar-la ni posar-la a disposició de tercers davant qualsevol modalitat jurídica o de fet.</text:p>
      <text:p text:style-name="Text_20_body">Ambdues parts es comprometen al compliment de la Llei Orgànica 15/1999, de 13 de desembre, de Protecció de Dades de Caràcter Personal i normativa de desenvolupament.</text:p>
      <text:h text:style-name="Heading_20_3" text:outline-level="3">8. CAUSES D’EXTINCIÓ I EFECTES DE L’INCOMPLIMENT</text:h>
      <text:p text:style-name="First_20_paragraph">El present acord s'extingirà per alguna de les causes següents: - Per finalització del termini de vigència. - Per mutu acord de les parts manifestat per escrit. - Per incompliment dels acords que s'hi estableixen. - Per la denúncia d'una de les parts feta amb un mínim de dos mesos d'antelació, la qual cosa donarà lloc a la finalització del seus efectes un cop finalitzat el període de preavís i sense perjudici de finalitzar els compromisos iniciats. - Per les causes generals establertes en la legislació vigent.</text:p>
      <text:p text:style-name="Text_20_body">Qualsevol incompliment de les estipulacions d’aquest conveni permetrà a la part perjudicada optar per exigir-ne el compliment o la resolució.</text:p>
      <text:h text:style-name="Heading_20_3" text:outline-level="3">9. JURISDICCIÓ</text:h>
      <text:p text:style-name="First_20_paragraph">Les parts, per a la resolució de qualsevol qüestió o controvèrsia que pugui sorgir en relació a la interpretació o compliment del present acord, se sotmeten als Jutjats i Tribunals de al ciutat de Barcelona, amb renúncia expressa a qualsevol altre fur que els pogués ser aplicable o a l’arbitratge de dret en cas d’acord en aquest sentit.</text:p>
      <text:p text:style-name="Text_20_body">I en prova de conformitat les dues parts signen aquest acord, per duplicat i a un sol efecte, en la data i el lloc esmentats a l’encapçalament.</text:p>
      <text:p text:style-name="Text_20_body">@name-person-donor ...........................................</text:p>
      <text:p text:style-name="Text_20_body">@name-company-donor 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